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family-generic="system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SOURCE_5f_QUANTITIES" style:display-name="RESOURCE_QUANTITIES" style:family="table">
      <style:table-properties style:width="15.903cm" fo:margin-left="0cm" table:align="left"/>
    </style:style>
    <style:style style:name="RESOURCE_5f_QUANTITIES.A" style:display-name="RESOURCE_QUANTITIES.A" style:family="table-column">
      <style:table-column-properties style:column-width="0.496cm"/>
    </style:style>
    <style:style style:name="RESOURCE_5f_QUANTITIES.B" style:display-name="RESOURCE_QUANTITIES.B" style:family="table-column">
      <style:table-column-properties style:column-width="3.616cm"/>
    </style:style>
    <style:style style:name="RESOURCE_5f_QUANTITIES.C" style:display-name="RESOURCE_QUANTITIES.C" style:family="table-column">
      <style:table-column-properties style:column-width="3.577cm"/>
    </style:style>
    <style:style style:name="RESOURCE_5f_QUANTITIES.D" style:display-name="RESOURCE_QUANTITIES.D" style:family="table-column">
      <style:table-column-properties style:column-width="3.888cm"/>
    </style:style>
    <style:style style:name="RESOURCE_5f_QUANTITIES.E" style:display-name="RESOURCE_QUANTITIES.E" style:family="table-column">
      <style:table-column-properties style:column-width="4.327cm"/>
    </style:style>
    <style:style style:name="RESOURCE_5f_QUANTITIES.A1" style:display-name="RESOURCE_QUANTITIES.A1" style:family="table-cell">
      <style:table-cell-properties fo:padding-left="0.191cm" fo:padding-right="0.191cm" fo:padding-top="0cm" fo:padding-bottom="0cm" fo:border="0.5pt solid #000000" style:writing-mode="lr-tb"/>
    </style:style>
    <style:style style:name="SERVICE_5f_CAPABILITIES" style:display-name="SERVICE_CAPABILITIES" style:family="table">
      <style:table-properties style:width="15.903cm" fo:margin-left="0cm" table:align="left"/>
    </style:style>
    <style:style style:name="SERVICE_5f_CAPABILITIES.A" style:display-name="SERVICE_CAPABILITIES.A" style:family="table-column">
      <style:table-column-properties style:column-width="0.743cm"/>
    </style:style>
    <style:style style:name="SERVICE_5f_CAPABILITIES.B" style:display-name="SERVICE_CAPABILITIES.B" style:family="table-column">
      <style:table-column-properties style:column-width="7.001cm"/>
    </style:style>
    <style:style style:name="SERVICE_5f_CAPABILITIES.C" style:display-name="SERVICE_CAPABILITIES.C" style:family="table-column">
      <style:table-column-properties style:column-width="8.16cm"/>
    </style:style>
    <style:style style:name="SERVICE_5f_CAPABILITIES.A1" style:display-name="SERVICE_CAPABILITIES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hyphenation-ladder-count="no-limit"/>
      <style:text-properties fo:hyphenate="true" loext:hyphenation-no-caps="false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fo:color="#000000" loext:opacity="100%" fo:font-weight="bold" style:font-weight-asian="bold" style:font-size-complex="12.5pt" style:font-weight-complex="bold"/>
    </style:style>
    <style:style style:name="P7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8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 style:font-name-complex="Calibri" style:font-size-complex="12.5pt" style:font-weight-complex="bold"/>
    </style:style>
    <style:style style:name="P9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11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12" style:family="paragraph" style:parent-style-name="Normal">
      <style:paragraph-properties fo:margin-top="0cm" fo:margin-bottom="0cm" style:contextual-spacing="false"/>
    </style:style>
    <style:style style:name="P13" style:family="paragraph" style:parent-style-name="List_20_Paragraph">
      <style:paragraph-properties fo:margin-left="0cm" fo:margin-right="0cm" fo:text-indent="0cm" style:auto-text-indent="false">
        <style:tab-stops/>
      </style:paragraph-properties>
    </style:style>
    <style:style style:name="P14" style:family="paragraph" style:parent-style-name="Heading_20_1">
      <style:paragraph-properties fo:text-align="center" style:justify-single-word="false"/>
      <style:text-properties fo:color="#000000" loext:opacity="100%" style:font-name="Calibri" fo:font-size="12.5pt" style:font-name-asian="Calibri" style:font-size-asian="12.5pt" style:font-name-complex="Times New Roman" style:font-size-complex="12.5pt" style:font-weight-complex="bold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Normal" style:master-page-name="MPF0">
      <style:paragraph-properties fo:hyphenation-ladder-count="no-limit" style:page-number="auto" fo:break-before="page"/>
      <style:text-properties fo:hyphenate="true" loext:hyphenation-no-caps="false"/>
    </style:style>
    <style:style style:name="P17" style:family="paragraph" style:parent-style-name="Normal" style:list-style-name="L1"/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weight="bold" style:font-weight-asian="bold" style:font-size-complex="12.5pt" style:font-weight-complex="bold"/>
    </style:style>
    <style:style style:name="T5" style:family="text">
      <style:text-properties fo:color="#0000cc" loext:opacity="100%" fo:font-weight="bold" style:font-weight-asian="bold" style:font-name-complex="Calibri" style:font-size-complex="12.5pt" style:font-weight-complex="bold"/>
    </style:style>
    <style:style style:name="T6" style:family="text">
      <style:text-properties fo:color="#0000cc" loext:opacity="100%" fo:font-size="13pt" fo:font-weight="bold" style:font-size-asian="13pt" style:font-weight-asian="bold" style:font-name-complex="Calibri" style:font-size-complex="13pt" style:font-weight-complex="bold"/>
    </style:style>
    <style:style style:name="T7" style:family="text">
      <style:text-properties fo:color="#000000" loext:opacity="100%" fo:font-weight="bold" style:font-weight-asian="bold" style:font-size-complex="12.5pt" style:font-weight-complex="bold"/>
    </style:style>
    <style:style style:name="T8" style:family="text">
      <style:text-properties style:font-size-complex="12.5pt"/>
    </style:style>
    <style:style style:name="T9" style:family="text">
      <style:text-properties fo:color="#0f27b1" loext:opacity="100%" style:font-size-complex="12.5pt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-start text:name="_Toc92688238"/></text:p>
      <text:p text:style-name="Normal"/>
      <text:p text:style-name="P5">Bid Pack</text:p>
      <text:p text:style-name="P5"/>
      <text:h text:style-name="P14" text:outline-level="1">Addendum: Resource types and quantity</text:h>
      <text:p text:style-name="P5">to</text:p>
      <text:p text:style-name="P6">Attachment 3: Statement of Requirements</text:p>
      <text:p text:style-name="P5"/>
      <text:p text:style-name="P7">«Insert Procurement Title»</text:p>
      <text:p text:style-name="P2"><text:span text:style-name="Default_20_Paragraph_20_Font"><text:span text:style-name="T7">Reference: </text:span></text:span><text:span text:style-name="Default_20_Paragraph_20_Font"><text:span text:style-name="T4">«Insert Event id»</text:span></text:span></text:p>
      <text:p text:style-name="P9"/>
      <text:p text:style-name="P9"/>
      <text:p text:style-name="P5">a ‘call-off further competition’ in relation to</text:p>
      <text:p text:style-name="P2"><text:span text:style-name="Default_20_Paragraph_20_Font"><text:span text:style-name="T4">«Insert Lot id» «Insert Lot Name»</text:span></text:span></text:p>
      <text:p text:style-name="P7">«Insert Commercial Agreement name» («Insert Commercial Agreement id»)</text:p>
      <text:p text:style-name="P5"/>
      <text:p text:style-name="P5"/>
      <text:p text:style-name="P5"><text:bookmark-start text:name="_Hlk96322841"/>Buyer</text:p>
      <text:p text:style-name="P7">«Insert Name of Buyer»<text:line-break/></text:p>
      <text:p text:style-name="P5"/>
      <text:p text:style-name="P2"/>
      <text:p text:style-name="Normal"><text:bookmark-end text:name="_Hlk96322841"/></text:p>
      <text:p text:style-name="P4"><text:bookmark-start text:name="_Toc95972669"/><text:bookmark-end text:name="_Toc92688238"/></text:p>
      <text:h text:style-name="P15" text:outline-level="1"><text:bookmark-start text:name="_Toc96088678"/>Resource types and quantity<text:bookmark-end text:name="_Toc96088678"/></text:h>
      <text:p text:style-name="Normal">Resources are required in the following quantities</text:p>
      <table:table table:name="RESOURCE_QUANTITIES" table:style-name="RESOURCE_5f_QUANTITIES">
        <table:table-column table:style-name="RESOURCE_5f_QUANTITIES.A"/>
        <table:table-column table:style-name="RESOURCE_5f_QUANTITIES.B"/>
        <table:table-column table:style-name="RESOURCE_5f_QUANTITIES.C"/>
        <table:table-column table:style-name="RESOURCE_5f_QUANTITIES.D"/>
        <table:table-column table:style-name="RESOURCE_5f_QUANTITIES.E"/>
        <table:table-row table:style-name="TableLine140661106838416">
          <table:table-cell table:style-name="RESOURCE_5f_QUANTITIES.A1" office:value-type="string">
            <text:p text:style-name="P10">#</text:p>
          </table:table-cell>
          <table:table-cell table:style-name="RESOURCE_5f_QUANTITIES.A1" office:value-type="string">
            <text:p text:style-name="P11">DDaT Cluster</text:p>
          </table:table-cell>
          <table:table-cell table:style-name="RESOURCE_5f_QUANTITIES.A1" office:value-type="string">
            <text:p text:style-name="P11">DDaT Family</text:p>
          </table:table-cell>
          <table:table-cell table:style-name="RESOURCE_5f_QUANTITIES.A1" office:value-type="string">
            <text:p text:style-name="P11">DDaT Role (at SFIA level)</text:p>
          </table:table-cell>
          <table:table-cell table:style-name="RESOURCE_5f_QUANTITIES.A1" office:value-type="string">
            <text:p text:style-name="P10">Resource Quantity</text:p>
          </table:table-cell>
        </table:table-row>
        <table:table-row table:style-name="TableLine140661105116912">
          <table:table-cell table:style-name="RESOURCE_5f_QUANTITIES.A1" office:value-type="string">
            <text:p text:style-name="P3">1</text:p>
          </table:table-cell>
          <table:table-cell table:style-name="RESOURCE_5f_QUANTITIES.A1" office:value-type="string">
            <text:p text:style-name="P12"><text:span text:style-name="Default_20_Paragraph_20_Font"><text:span text:style-name="T5">«Insert_Cluster_Step_34_Box_#»</text:span></text:span></text:p>
          </table:table-cell>
          <table:table-cell table:style-name="RESOURCE_5f_QUANTITIES.A1" office:value-type="string">
            <text:p text:style-name="P12"><text:span text:style-name="Default_20_Paragraph_20_Font"><text:span text:style-name="T5">«Insert_Family_Step_34_Box_#»</text:span></text:span></text:p>
          </table:table-cell>
          <table:table-cell table:style-name="RESOURCE_5f_QUANTITIES.A1" office:value-type="string">
            <text:p text:style-name="P12"><text:span text:style-name="Default_20_Paragraph_20_Font"><text:span text:style-name="T5">«Insert_SFIA_Role_Step_34_Box_#»</text:span></text:span></text:p>
          </table:table-cell>
          <table:table-cell table:style-name="RESOURCE_5f_QUANTITIES.A1" office:value-type="string">
            <text:p text:style-name="P3"><text:span text:style-name="Default_20_Paragraph_20_Font"><text:span text:style-name="T5">«Insert_SFIA_Role_Qty_Step_34_Box_#»</text:span></text:span></text:p>
          </table:table-cell>
        </table:table-row>
      </table:table>
      <text:p text:style-name="Normal"/>
      <text:h text:style-name="Heading_20_1" text:outline-level="1"><text:bookmark-start text:name="_Toc96088679"/><text:bookmark-start text:name="_Toc92688243"/>Security and vetting requirements<text:bookmark-end text:name="_Toc96088679"/><text:bookmark-end text:name="_Toc92688243"/></text:h>
      <text:p text:style-name="Normal"><text:span text:style-name="Default_20_Paragraph_20_Font"><text:span text:style-name="T8">A security and vetting clearance of </text:span></text:span><text:span text:style-name="Default_20_Paragraph_20_Font"><text:span text:style-name="T5">«Insert_Highest_Vetting_Level_Step_35»</text:span></text:span><text:span text:style-name="Default_20_Paragraph_20_Font"><text:span text:style-name="T9"> </text:span></text:span><text:span text:style-name="Default_20_Paragraph_20_Font"><text:span text:style-name="T8">will be required of some (potentially all) staff engaged in the work.</text:span></text:span></text:p>
      <text:p text:style-name="Normal"/>
      <text:h text:style-name="Heading_20_1" text:outline-level="1"><text:bookmark-start text:name="_Toc96088680"/>Service capabilities<text:bookmark-end text:name="_Toc96088680"/></text:h>
      <text:p text:style-name="Normal">The types of services required have the following classifications</text:p>
      <table:table table:name="SERVICE_CAPABILITIES" table:style-name="SERVICE_5f_CAPABILITIES">
        <table:table-column table:style-name="SERVICE_5f_CAPABILITIES.A"/>
        <table:table-column table:style-name="SERVICE_5f_CAPABILITIES.B"/>
        <table:table-column table:style-name="SERVICE_5f_CAPABILITIES.C"/>
        <table:table-row table:style-name="TableLine140661105556336">
          <table:table-cell table:style-name="SERVICE_5f_CAPABILITIES.A1" office:value-type="string">
            <text:p text:style-name="P10">#</text:p>
          </table:table-cell>
          <table:table-cell table:style-name="SERVICE_5f_CAPABILITIES.A1" office:value-type="string">
            <text:p text:style-name="P11">Service domain</text:p>
          </table:table-cell>
          <table:table-cell table:style-name="SERVICE_5f_CAPABILITIES.A1" office:value-type="string">
            <text:p text:style-name="P11">Service capability</text:p>
          </table:table-cell>
        </table:table-row>
        <table:table-row table:style-name="TableLine140661105301616">
          <table:table-cell table:style-name="SERVICE_5f_CAPABILITIES.A1" office:value-type="string">
            <text:p text:style-name="P3">1</text:p>
          </table:table-cell>
          <table:table-cell table:style-name="SERVICE_5f_CAPABILITIES.A1" office:value-type="string">
            <text:p text:style-name="P8">«Insert_ServCap_Dom_Step_36_#»</text:p>
          </table:table-cell>
          <table:table-cell table:style-name="SERVICE_5f_CAPABILITIES.A1" office:value-type="string">
            <text:p text:style-name="P12"><text:span text:style-name="Default_20_Paragraph_20_Font"><text:span text:style-name="T5">«Insert_ServCap_Capab_36_#»</text:span></text:span></text:p>
          </table:table-cell>
        </table:table-row>
      </table:table>
      <text:p text:style-name="Normal"><text:s/></text:p>
      <text:h text:style-name="Heading_20_1" text:outline-level="1"><text:bookmark-start text:name="_Toc96088681"/>Location<text:bookmark-end text:name="_Toc96088681"/></text:h>
      <text:p text:style-name="Normal">The services are to be provided in the following location(s):</text:p>
      <text:list xml:id="list2264577602" text:style-name="L1">
        <text:list-item>
          <text:p text:style-name="P17"><text:span text:style-name="Default_20_Paragraph_20_Font"><text:span text:style-name="T6">«Insert_Locations_Step_37_#»</text:span></text:span></text:p>
        </text:list-item>
      </text:list>
      <text:p text:style-name="P13"><text:bookmark-end text:name="_Toc9597266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family-generic="system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2</text:page-number></text:span></text:span></text:p>
        <text:p text:style-name="Footer"><text:span text:style-name="Default_20_Paragraph_20_Font"><text:span text:style-name="MT1">FC Bid Pack Att3 Addendum </text:span></text:span><text:span text:style-name="Default_20_Paragraph_20_Font"><text:span text:style-name="MT2">«version»</text:span></text:span><text:span text:style-name="Default_20_Paragraph_20_Font"><text:span text:style-name="MT1"><text:tab/><text:tab/></text:span></text:span><text:span text:style-name="Default_20_Paragraph_20_Font"><text:span text:style-name="MT2">«System Document Publish date»</text:span></text:span></text:p>
        <text:p text:style-name="Footer"><text:span text:style-name="Default_20_Paragraph_20_Font"><text:span text:style-name="MT1">Ref: </text:span></text:span><text:span text:style-name="Default_20_Paragraph_20_Font"><text:span text:style-name="MT3">«Insert Event id»</text:span></text:span></text:p>
      </style:footer>
    </style:master-page>
    <style:master-page style:name="MPF0" style:page-layout-name="Mpm2" draw:style-name="Mdp1" style:next-style-name="MP0">
      <style:footer>
        <text:p text:style-name="MP1"/>
        <text:p text:style-name="Footer"><text:span text:style-name="Default_20_Paragraph_20_Font"><text:span text:style-name="MT1">FC Bid Pack Att3 Addendum </text:span></text:span><text:span text:style-name="Default_20_Paragraph_20_Font"><text:span text:style-name="MT2">«version»</text:span></text:span><text:span text:style-name="Default_20_Paragraph_20_Font"><text:span text:style-name="MT1"><text:tab/><text:tab/></text:span></text:span><text:span text:style-name="Default_20_Paragraph_20_Font"><text:span text:style-name="MT2">«System Document Publish date»</text:span></text:span></text:p>
        <text:p text:style-name="Footer"><text:span text:style-name="Default_20_Paragraph_20_Font"><text:span text:style-name="MT1">Ref: </text:span></text:span><text:span text:style-name="Default_20_Paragraph_20_Font"><text:span text:style-name="MT3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  <dc:title/>
    <dc:description/>
    <dc:subject/>
    <meta:initial-creator>Ian Turner</meta:initial-creator>
    <dc:creator>Mark Armitage</dc:creator>
    <meta:creation-date>2022-02-24T07:54:00Z</meta:creation-date>
    <dc:date>2022-08-17T16:07:00Z</dc:date>
    <meta:editing-cycles>8</meta:editing-cycles>
    <meta:editing-duration>PT334260S</meta:editing-duration>
    <meta:document-statistic meta:table-count="2" meta:image-count="0" meta:object-count="0" meta:page-count="2" meta:paragraph-count="42" meta:word-count="158" meta:character-count="1219" meta:non-whitespace-character-count="1099"/>
    <meta:template xlink:type="simple" xlink:actuate="onRequest" xlink:title="" xlink:href="Normal"/>
  </office:meta>
</office:document-meta>
</file>